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0pt" fo:font-weight="bold" officeooo:rsid="00173132" officeooo:paragraph-rsid="00173132" style:font-weight-asian="bold" style:font-name-complex="Khmer OS" style:font-weight-complex="bold"/>
    </style:style>
    <style:style style:name="P2" style:family="paragraph" style:parent-style-name="Standard">
      <style:text-properties style:font-name="Khmer OS" officeooo:rsid="00173132" officeooo:paragraph-rsid="00173132" style:font-name-complex="Khmer OS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Khmer OS" fo:font-size="12pt" fo:font-weight="normal" officeooo:rsid="00173132" officeooo:paragraph-rsid="00173132" style:font-weight-asian="normal" style:font-name-complex="Khmer OS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solid" style:text-underline-width="auto" style:text-underline-color="font-color" fo:font-weight="normal" officeooo:rsid="00173132" officeooo:paragraph-rsid="00173132" style:font-weight-asian="normal" style:font-name-complex="Khmer OS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73132" style:font-weight-asian="normal" style:font-name-complex="Khmer OS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8dbc2" style:font-weight-asian="normal" style:font-name-complex="Khmer OS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a1d18" style:font-weight-asian="normal" style:font-name-complex="Khmer OS" style:font-weight-complex="normal"/>
    </style:style>
    <style:style style:name="P8" style:family="paragraph" style:parent-style-name="Standard">
      <style:text-properties fo:color="#ffffff" loext:opacity="100%" style:font-name="Khmer OS" officeooo:rsid="00173132" officeooo:paragraph-rsid="00173132" fo:background-color="#106802" style:font-name-complex="Khmer OS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fo:color="#000000" loext:opacity="100%" style:text-underline-style="solid" style:text-underline-width="auto" style:text-underline-color="font-color" officeooo:rsid="001a1d18"/>
    </style:style>
    <style:style style:name="T4" style:family="text">
      <style:text-properties fo:color="#000000" loext:opacity="100%" officeooo:rsid="001a1d18"/>
    </style:style>
    <style:style style:name="T5" style:family="text">
      <style:text-properties fo:color="#000000" loext:opacity="100%" officeooo:rsid="001a6b3c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1a6b3c" style:font-weight-asian="bold" style:font-weight-complex="bold"/>
    </style:style>
    <style:style style:name="T8" style:family="text">
      <style:text-properties fo:color="#000000" loext:opacity="100%" fo:font-weight="bold" officeooo:rsid="001a1d1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te: 25/May/21</text:p>
      <text:p text:style-name="P2"/>
      <text:p text:style-name="P2">Chapter 5: </text:p>
      <text:p text:style-name="P1">Polymorphisms</text:p>
      <text:p text:style-name="P1"/>
      <text:p text:style-name="P3"><text:tab/><text:span text:style-name="T1">Polymorphisms ជាការសិក្សាលើក្រុម objects ដែលបាប់យក Function members ដែលមានឈ្មោះដូចគ្នាមក Access។ Polymorphisms (ទំរង់) មានន័យថា ច្រើនទំរង់។ នោះ objectវាអាចសំដែងបានច្រើនទំរង់។ </text:span></text:p>
      <text:p text:style-name="P3"><text:span text:style-name="T1">ចង់អោយដើរតួឬសំដែងច្រើនទំរង់</text:span></text:p>
      <text:p text:style-name="P4"><text:span text:style-name="T1">1- Early Binding:</text:span></text:p>
      <text:p text:style-name="P4"><text:span text:style-name="T1"/></text:p>
      <text:p text:style-name="P6"><text:span text:style-name="T1"><text:tab/><text:tab/>គឺជាFunction member ដែល object មួយចាប់យក Access នៅពេល <text:tab/>Compile ឬគេ ហៅថា Static binding។ </text:span></text:p>
      <text:p text:style-name="P6"><text:span text:style-name="T1"><text:tab/>Ex: ………<text:line-break/></text:span><text:span text:style-name="T2">2- Lat Binding:</text:span></text:p>
      <text:p text:style-name="P5"><text:span text:style-name="T1"><text:tab/><text:tab/>គឺជាFunction memberដែលobjectមួយចាប់យកមក Access នៅពេល Run <text:tab/>ឬគេហៅថា Dynamic binding។</text:span></text:p>
      <text:p text:style-name="P5"><text:span text:style-name="T1"><text:tab/>* សំគាល់ ដើម្បីអោយ Function members ទាំងនោះមានលក្ខណះជា Late binding គេ<text:tab/>គ្រាន់តែដាក់ Keyword </text:span><text:span text:style-name="T6">virtual</text:span><text:span text:style-name="T1"> នៅពី </text:span><text:span text:style-name="T8">returnType</text:span><text:span text:style-name="T4"> របស់វា។</text:span></text:p>
      <text:p text:style-name="P7"><text:span text:style-name="T1"><text:tab/>Ex: ………<text:line-break/></text:span><text:span text:style-name="T3">3. Abstract Base Class:</text:span></text:p>
      <text:p text:style-name="P7"><text:span text:style-name="T4"><text:tab/><text:tab/>គឺជា class ដែលមាន pure virtual Function។ ហើយ Pure virtual Function <text:tab/>ដែលគ្មាន <text:tab/>definition ហើយ Bodyរបស់វាលិចជារូបរាងនៅលើ Derived class របស់។ <text:tab/>Abstract Base class ត្រូវបានគេប្រើសំរាប់អនុវត្ត Polymorphisms។</text:span></text:p>
      <text:p text:style-name="P7"><text:span text:style-name="T4"><text:tab/>* Sy</text:span><text:span text:style-name="T5">ntax: ការបង្កើត Pure Virtual Function:<text:line-break/><text:tab/></text:span><text:span text:style-name="T7">virtual</text:span><text:span text:style-name="T5"> </text:span><text:span text:style-name="T7">returnType</text:span><text:span text:style-name="T5"> Name(parameters)=0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5T08:34:41.111593753</dc:date>
    <meta:editing-duration>PT39M6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1" meta:paragraph-count="13" meta:word-count="135" meta:character-count="771" meta:non-whitespace-character-count="664"/>
  </office:meta>
</office:document-meta>
</file>